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top="0in" fo:margin-bottom="0in" loext:contextual-spacing="false"/>
      <style:text-properties fo:color="#ce181e"/>
    </style:style>
    <style:style style:name="P2" style:family="paragraph" style:parent-style-name="Text_20_body">
      <style:text-properties fo:color="#ce181e"/>
    </style:style>
    <style:style style:name="P3" style:family="paragraph" style:parent-style-name="Text_20_body">
      <style:text-properties fo:color="#ce181e" officeooo:rsid="001d6dc6" officeooo:paragraph-rsid="001dab20"/>
    </style:style>
    <style:style style:name="P4" style:family="paragraph" style:parent-style-name="Text_20_body">
      <style:text-properties fo:color="#ce181e" officeooo:paragraph-rsid="001dab20"/>
    </style:style>
    <style:style style:name="P5" style:family="paragraph" style:parent-style-name="Text_20_body">
      <style:text-properties fo:color="#ce181e" officeooo:rsid="001dab20" officeooo:paragraph-rsid="001dab20"/>
    </style:style>
    <style:style style:name="P6" style:family="paragraph" style:parent-style-name="Text_20_body">
      <style:text-properties fo:color="#ce181e" officeooo:rsid="001dab20" officeooo:paragraph-rsid="001e298a"/>
    </style:style>
    <style:style style:name="P7" style:family="paragraph" style:parent-style-name="Text_20_body">
      <style:text-properties fo:color="#ce181e" officeooo:rsid="001e298a" officeooo:paragraph-rsid="001e298a"/>
    </style:style>
    <style:style style:name="P8" style:family="paragraph" style:parent-style-name="Text_20_body">
      <style:text-properties fo:color="#ce181e" officeooo:rsid="001eb828" officeooo:paragraph-rsid="001eb828"/>
    </style:style>
    <style:style style:name="P9" style:family="paragraph" style:parent-style-name="Text_20_body">
      <style:text-properties officeooo:paragraph-rsid="001b2fb6"/>
    </style:style>
    <style:style style:name="T1" style:family="text">
      <style:text-properties fo:color="#ce181e"/>
    </style:style>
    <style:style style:name="T2" style:family="text">
      <style:text-properties fo:color="#ce181e" officeooo:rsid="001cf94d"/>
    </style:style>
    <style:style style:name="T3" style:family="text">
      <style:text-properties fo:color="#ce181e" officeooo:rsid="001b2fb6"/>
    </style:style>
    <style:style style:name="T4" style:family="text">
      <style:text-properties fo:color="#ce181e" officeooo:rsid="001cf89b"/>
    </style:style>
    <style:style style:name="T5" style:family="text">
      <style:text-properties fo:color="#ce181e" officeooo:rsid="001d6dc6"/>
    </style:style>
    <style:style style:name="T6" style:family="text">
      <style:text-properties fo:color="#ce181e" officeooo:rsid="001dab20"/>
    </style:style>
    <style:style style:name="T7" style:family="text">
      <style:text-properties fo:color="#ce181e" officeooo:rsid="0021123f"/>
    </style:style>
    <style:style style:name="T8" style:family="text">
      <style:text-properties officeooo:rsid="002112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line-break/>the manuscript describes the development of  a pixelated charge readout for an argon time projection chamber. The paper is well written and mostly clear, and it is interesting for the liquid argon community. This research can be considered as a preliminary study, the results are satisfactory for a proof of concept. I recommend the publication after a minor revision.</text:p>
      <text:p text:style-name="P8">Thank you</text:p>
      <text:p text:style-name="Text_20_body">The comments reported below are mainly suggestions. They may be useful to explain in more detail some specific points that are probably not completely clear to the reader.</text:p>
      <text:p text:style-name="Text_20_body"> </text:p>
      <text:p text:style-name="Text_20_body">Title: “First Demonstration of a….” I am not sure that this is the “first demonstration” .  A paper with the results of a similar research  has been  published at least one year ago. I would personally be more conservative with the title, although I would like to hear the opinion of the authors about that.</text:p>
      <text:p text:style-name="P9"><text:span text:style-name="T3">There are three technical papers describing pixel readouts in </text:span><text:span text:style-name="T7">LArTPC</text:span><text:span text:style-name="T3">s: a</text:span><text:span text:style-name="T2">rXiv:1801.08884v1 is a preprint of this work,</text:span><text:span text:style-name="T3"> JI</text:span><text:span text:style-name="T4">NST</text:span><text:span text:style-name="T3"> 2018 13 C02008–C02008 </text:span><text:span text:style-name="T7">are</text:span><text:span text:style-name="T4"> conference proceedings of this work, and </text:span><text:span text:style-name="T1">JINST </text:span><text:span text:style-name="T4">2018 </text:span><text:span text:style-name="T1">13 </text:span><text:span text:style-name="T4">10 P1007 </text:span><text:span text:style-name="T5">cites the preprint of this work. This work describes the first demonstration of a pixel anode in a single-phase LArTPC.</text:span></text:p>
      <text:p text:style-name="Preformatted_20_Text"><text:s text:c="4"/></text:p>
      <text:p text:style-name="Text_20_body">Line3 and line 16: It is stated that the TPCs are slow detectors. I think that this statement is a bit misleading (especially in the abstract), since it gives the impression that the pixelated readout, beside fixing the problem with the ambiguities in event reconstruction, makes the TPC response faster.</text:p>
      <text:p text:style-name="P3">Text has been changed to explicitly describe the problem of pile-up with respect to beam spill lengths<text:line-break/><text:line-break/>“LArTPCs are intrinsically slow detectors with a drift speed of 2.1 mm μs −1 at 1 kV cm −1 [8]. Therefore, drift lengths of O ( 1 m ) result in readout windows of O ( 500 μs ) . Deployments in neutrino beams with spills of O ( 10 μs ) [9,10] long will have multiple events pile-up in the same readout window, this is problematic for projective wire readouts.”</text:p>
      <text:p text:style-name="Text_20_body"/>
      <text:p text:style-name="Text_20_body">Line 53: It is true that the “ktc noise” is sufficiently known, but I think it could be useful to define the variables in the equation.<text:line-break/><text:line-break/><text:span text:style-name="T6">We have expanded accordingly</text:span></text:p>
      <text:p text:style-name="P4">“Vias were used for pixels instead of pads in order to minimise capacitance. It is important that capacitance is minimised when detecting charge since thermal noise (Q Noise ) scales with capacitance (C) according to</text:p>
      <text:p text:style-name="P4">Q Noise = k B T C,</text:p>
      <text:p text:style-name="P4">where k B is the Boltzmann constant, and T the temperature (derived from [20]).”</text:p>
      <text:p text:style-name="Text_20_body"><text:soft-page-break/>Lines 71-72: “LARASIC4*s were designed for traditional wire readouts, which require fewer channels than a pixelated readout of equivalent dimensions”. This sentence is a bit obscure to me. I don’t think that the “traditional wire readout” is universally defined. In general terms, the dimensions depend on the pitch. It is possible to build a pixelated readout with a pitch size large enough to cover a surface larger than the one covered by a wire readout. </text:p>
      <text:p text:style-name="P5">We have changed this to clarify the channel density with respect to wire/pixel pitch</text:p>
      <text:p text:style-name="P6">“LARASIC4*s were designed for traditional wire readouts, which require fewer channels than a pixelated readout of equivalent dimensions and pitch. Therefore, no focus was placed on high channel density, and the LARASIC4*s have only 16 channels per chip.”</text:p>
      <text:p text:style-name="Text_20_body">Lines 78-96: I had to read three times this paragraph in order to understand the multiplexing scheme. Eventually I figure it out, but I wonder whether this description could be made clearer.  Part of the problem is probably given by Ref 21: this is an important reference, however I could not find it on web. In case it is not possible to provide a better reference, I think it can be helpful to add a figure to explain the multiplexing scheme. </text:p>
      <text:p text:style-name="P7">The relevant information was taken from Ref 21, we apologise that it is not available online. The opening sentence has been changed to reflect this. <text:line-break/><text:line-break/>“The multiplexing scheme divides the pixels into a number of Regions Of Interest (ROIs), the following is taken from [23].”<text:line-break/><text:line-break/><text:span text:style-name="T8">We have added a new figure (3) to improve the explanation and to illustrate the multiplexing scheme. </text:span></text:p>
      <text:p text:style-name="Text_20_body">Line 113: I think the total number of acrylic rings is not explicitly reported: how many fibers are present?  Since only 4 SiPMs are present, my understanding is that one SiPM is coupled to several fibers. This is also important information to understand the trigger configuration (line 119).</text:p>
      <text:p text:style-name="P2"/>
      <text:p text:style-name="P2">“Alternating acrylic rings are split, to allow for the circulation of purified LAr within the TPC volume, there are twenty complete rings.”</text:p>
      <text:p text:style-name="P2"><text:line-break/>“Four WLS fibres of 1 mm diameter (Kuraray Y11(200)M) run vertically next to the PAI uprights, these fibres couple the acrylic rings to four SiPMs (Hamamatsu S12825-050P) mounted close to the anode, see Figure <text:span text:style-name="T8">5</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5:17:37.129795406</meta:creation-date>
    <dc:date>2020-03-02T11:51:49.416812585</dc:date>
    <meta:editing-duration>PT23M30S</meta:editing-duration>
    <meta:editing-cycles>3</meta:editing-cycles>
    <meta:generator>LibreOffice/6.0.7.3$Linux_X86_64 LibreOffice_project/00m0$Build-3</meta:generator>
    <meta:document-statistic meta:table-count="0" meta:image-count="0" meta:object-count="0" meta:page-count="2" meta:paragraph-count="21" meta:word-count="797" meta:character-count="4703" meta:non-whitespace-character-count="3905"/>
  </office:meta>
</office:document-meta>
</file>